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c0d" officeooo:paragraph-rsid="00083c0d"/>
    </style:style>
    <style:style style:name="P2" style:family="paragraph" style:parent-style-name="Standard">
      <style:paragraph-properties fo:text-align="start" style:justify-single-word="false"/>
      <style:text-properties officeooo:rsid="00083c0d" officeooo:paragraph-rsid="000e96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d4f3" officeooo:paragraph-rsid="000cd4f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cd4f3" officeooo:paragraph-rsid="000cd4f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e96f1" officeooo:paragraph-rsid="000e96f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474ab" officeooo:paragraph-rsid="001474a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25bc7a" officeooo:paragraph-rsid="0025bc7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cd4f3" officeooo:paragraph-rsid="000cd4f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96f1" officeooo:paragraph-rsid="000e96f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1" style:family="paragraph" style:parent-style-name="Standard">
      <style:text-properties officeooo:paragraph-rsid="000e9780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9c849" officeooo:paragraph-rsid="0009c849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cd4f3" officeooo:paragraph-rsid="000cd4f3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text-underline-style="none" fo:font-weight="normal" officeooo:rsid="001474ab" officeooo:paragraph-rsid="001474ab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text-underline-style="none" fo:font-weight="normal" officeooo:rsid="0025bc7a" officeooo:paragraph-rsid="0025bc7a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text-underline-style="none" fo:font-weight="normal" officeooo:rsid="002f9770" officeooo:paragraph-rsid="002f977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cd4f3" officeooo:paragraph-rsid="000cd4f3" style:font-weight-asian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text-underline-style="none" fo:font-weight="normal" officeooo:rsid="003447b2" officeooo:paragraph-rsid="003447b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96f1" officeooo:paragraph-rsid="000e96f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3447b2" officeooo:paragraph-rsid="003447b2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0cd4f3" officeooo:paragraph-rsid="0009c84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normal" officeooo:rsid="0016f305" officeooo:paragraph-rsid="0016f305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text-underline-style="none" fo:font-weight="normal" officeooo:rsid="0016f305" officeooo:paragraph-rsid="0016f305" style:font-weight-asian="normal" style:font-weight-complex="normal"/>
    </style:style>
    <style:style style:name="P26" style:family="paragraph" style:parent-style-name="Standard">
      <style:text-properties style:text-line-through-style="solid" style:text-line-through-type="single" officeooo:rsid="00083c0d" officeooo:paragraph-rsid="000bb754"/>
    </style:style>
    <style:style style:name="P27" style:family="paragraph" style:parent-style-name="Standard">
      <style:text-properties officeooo:rsid="00083c0d" officeooo:paragraph-rsid="00083c0d"/>
    </style:style>
    <style:style style:name="T1" style:family="text">
      <style:text-properties officeooo:rsid="00151702"/>
    </style:style>
    <style:style style:name="T2" style:family="text">
      <style:text-properties officeooo:rsid="00243fcc"/>
    </style:style>
    <style:style style:name="T3" style:family="text">
      <style:text-properties officeooo:rsid="0025bc7a"/>
    </style:style>
    <style:style style:name="T4" style:family="text">
      <style:text-properties officeooo:rsid="002abbaf"/>
    </style:style>
    <style:style style:name="T5" style:family="text">
      <style:text-properties officeooo:rsid="003274ad"/>
    </style:style>
    <style:style style:name="T6" style:family="text">
      <style:text-properties officeooo:rsid="003447b2"/>
    </style:style>
    <style:style style:name="T7" style:family="text">
      <style:text-properties officeooo:rsid="0034f4da"/>
    </style:style>
    <style:style style:name="T8" style:family="text">
      <style:text-properties officeooo:rsid="003669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I Powered Job Platform</text:p>
      <text:p text:style-name="P23"/>
      <text:p text:style-name="P13"/>
      <text:p text:style-name="P3"/>
      <text:p text:style-name="P4">Features:</text:p>
      <text:p text:style-name="P4"/>
      <text:p text:style-name="P8">AI-<text:span text:style-name="T1">powered </text:span><text:s/><text:span text:style-name="T5">job platform for job seekers, helps improve their application documents and practice for their job interview </text:span></text:p>
      <text:p text:style-name="P8"/>
      <text:p text:style-name="P5">Tools:</text:p>
      <text:p text:style-name="P5"/>
      <text:p text:style-name="P9"><text:span text:style-name="T8">M</text:span><text:span text:style-name="T2">ainly </text:span>LangChain <text:span text:style-name="T2">and its plugins and feature</text:span></text:p>
      <text:p text:style-name="P9"/>
      <text:p text:style-name="P6">Cover Letter Generator</text:p>
      <text:p text:style-name="P6"/>
      <text:list xml:id="list3203967048" text:style-name="L1">
        <text:list-item>
          <text:p text:style-name="P14">What it is: User uploads resume <text:span text:style-name="T3">and the cover letter generator will output a personalized cover letter. </text:span></text:p>
        </text:list-item>
      </text:list>
      <text:p text:style-name="P9"/>
      <text:p text:style-name="P6">Resume <text:span text:style-name="T6">Evaluator</text:span></text:p>
      <text:p text:style-name="P6"/>
      <text:list xml:id="list1369567283" text:style-name="L2">
        <text:list-item>
          <text:p text:style-name="P15">What it is: <text:span text:style-name="T3">Evaluates the user resume for each field and outputs suggested rewrites</text:span></text:p>
        </text:list-item>
      </text:list>
      <text:p text:style-name="P10"/>
      <text:p text:style-name="P22">Document Customizer</text:p>
      <text:p text:style-name="P22"/>
      <text:list xml:id="list428305639" text:style-name="L6">
        <text:list-item>
          <text:p text:style-name="P20">What it is: <text:span text:style-name="T7">Tailors </text:span>a user document such as resume or cover letter to suit a job position</text:p>
        </text:list-item>
      </text:list>
      <text:p text:style-name="P10"/>
      <text:p text:style-name="P7">Mock interviewer:</text:p>
      <text:p text:style-name="P7"/>
      <text:list xml:id="list2107030278" text:style-name="L3">
        <text:list-item>
          <text:p text:style-name="P17">What it is: Agent helps user with mock interview questions which includes both hard skill and soft skill questions</text:p>
        </text:list-item>
        <text:list-item>
          <text:p text:style-name="P18">There will be an interviewer and a grader. The grader is there to provide feedback at the end of the interview. </text:p>
        </text:list-item>
      </text:list>
      <text:p text:style-name="P10"/>
      <text:p text:style-name="P24">Job Search Engine</text:p>
      <text:p text:style-name="P24"/>
      <text:list xml:id="list3249987223" text:style-name="L4">
        <text:list-item>
          <text:p text:style-name="P25">What it is: a search engine powered by AI for matching people with job they want <text:span text:style-name="T4">and automates the job application process</text:span></text:p>
        </text:list-item>
      </text:list>
      <text:p text:style-name="P2"/>
      <text:p text:style-name="P1"/>
      <text:p text:style-name="P26"/>
      <text:p text:style-name="P1"/>
      <text:p text:style-name="P11"/>
      <text:p text:style-name="P11"/>
      <text:p text:style-name="P1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3T10:38:42.124679717</meta:creation-date>
    <dc:date>2023-10-11T12:53:29.363460090</dc:date>
    <meta:editing-duration>PT11H59M24S</meta:editing-duration>
    <meta:editing-cycles>44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159" meta:character-count="924" meta:non-whitespace-character-count="783"/>
  </office:meta>
</office:document-meta>
</file>